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8Num3"/>
    <style:style style:name="P4" style:family="paragraph" style:parent-style-name="Standard" style:list-style-name="L1">
      <style:text-properties fo:font-weight="normal" officeooo:rsid="000fb0c8" officeooo:paragraph-rsid="000fb0c8" style:font-weight-asian="normal" style:font-weight-complex="normal"/>
    </style:style>
    <style:style style:name="P5" style:family="paragraph" style:parent-style-name="Standard" style:list-style-name="L2">
      <style:text-properties fo:font-weight="normal" officeooo:paragraph-rsid="000fb0c8" style:font-weight-asian="normal" style:font-weight-complex="normal"/>
    </style:style>
    <style:style style:name="P6" style:family="paragraph" style:parent-style-name="Standard" style:list-style-name="L2">
      <style:text-properties fo:font-weight="normal" officeooo:paragraph-rsid="0014a629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11b555" officeooo:paragraph-rsid="0011b555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11b555" officeooo:paragraph-rsid="0011b555" style:font-weight-asian="normal" style:font-weight-complex="normal"/>
    </style:style>
    <style:style style:name="P9" style:family="paragraph" style:parent-style-name="Standard" style:list-style-name="L5">
      <style:text-properties fo:font-style="italic" fo:font-weight="normal" officeooo:rsid="0011b555" officeooo:paragraph-rsid="0011b555" style:font-style-asian="italic" style:font-weight-asian="normal" style:font-style-complex="italic" style:font-weight-complex="normal"/>
    </style:style>
    <style:style style:name="P10" style:family="paragraph" style:parent-style-name="Standard" style:list-style-name="L5">
      <style:text-properties fo:font-style="italic" fo:font-weight="normal" officeooo:rsid="00101c20" officeooo:paragraph-rsid="0011b555" style:font-style-asian="italic" style:font-weight-asian="normal" style:font-style-complex="italic" style:font-weight-complex="normal"/>
    </style:style>
    <style:style style:name="P11" style:family="paragraph" style:parent-style-name="Standard" style:list-style-name="L5">
      <style:text-properties fo:font-style="italic" fo:font-weight="normal" officeooo:rsid="00101c20" officeooo:paragraph-rsid="001270a8" style:font-style-asian="italic" style:font-weight-asian="normal" style:font-style-complex="italic" style:font-weight-complex="normal"/>
    </style:style>
    <style:style style:name="P12" style:family="paragraph" style:parent-style-name="Standard" style:list-style-name="L5">
      <style:text-properties fo:font-style="italic" fo:font-weight="normal" officeooo:rsid="00101c20" officeooo:paragraph-rsid="0012ae6e" style:font-style-asian="italic" style:font-weight-asian="normal" style:font-style-complex="italic" style:font-weight-complex="normal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0pt" fo:font-weight="normal" officeooo:rsid="000e931f" officeooo:paragraph-rsid="000e931f" style:font-size-asian="10pt" style:font-weight-asian="normal" style:font-size-complex="10pt" style:font-weight-complex="normal"/>
    </style:style>
    <style:style style:name="P14" style:family="paragraph" style:parent-style-name="Standard" style:list-style-name="WW8Num4">
      <style:paragraph-properties fo:margin-left="0cm" fo:margin-right="0cm" fo:text-indent="-0.635cm" style:auto-text-indent="false"/>
      <style:text-properties fo:font-weight="bold" style:font-weight-asian="bold" style:font-weight-complex="bold"/>
    </style:style>
    <style:style style:name="P15" style:family="paragraph" style:parent-style-name="Standard" style:list-style-name="WW8Num4">
      <style:paragraph-properties fo:margin-left="2.498cm" fo:margin-right="0cm" fo:text-indent="-0.635cm" style:auto-text-indent="false"/>
      <style:text-properties fo:font-weight="normal" officeooo:rsid="000e931f" officeooo:paragraph-rsid="000e931f" style:font-weight-asian="normal" style:font-weight-complex="normal"/>
    </style:style>
    <style:style style:name="P16" style:family="paragraph" style:parent-style-name="Standard" style:list-style-name="L3">
      <style:paragraph-properties fo:margin-left="2.498cm" fo:margin-right="0cm" fo:text-indent="-0.635cm" style:auto-text-indent="false"/>
      <style:text-properties fo:font-weight="normal" officeooo:rsid="00101c20" officeooo:paragraph-rsid="00101c20" style:font-weight-asian="normal" style:font-weight-complex="normal"/>
    </style:style>
    <style:style style:name="P17" style:family="paragraph" style:parent-style-name="Standard" style:list-style-name="L5">
      <style:paragraph-properties fo:orphans="2" fo:widows="2" style:writing-mode="lr-tb"/>
      <style:text-properties fo:font-style="italic" fo:font-weight="bold" officeooo:rsid="0014a629" officeooo:paragraph-rsid="0014a629" style:font-style-asian="italic" style:font-weight-asian="bold" style:font-style-complex="italic" style:font-weight-complex="bold"/>
    </style:style>
    <style:style style:name="P18" style:family="paragraph" style:parent-style-name="Standard" style:list-style-name="L5" style:master-page-name="">
      <style:paragraph-properties fo:margin-left="2.499cm" fo:margin-right="-1.199cm" fo:orphans="2" fo:widows="2" fo:text-indent="0cm" style:auto-text-indent="false" style:page-number="auto" style:writing-mode="lr-tb"/>
      <style:text-properties fo:font-style="italic" fo:font-weight="normal" officeooo:rsid="0011b555" officeooo:paragraph-rsid="001270a8" style:font-style-asian="italic" style:font-weight-asian="normal" style:font-style-complex="italic" style:font-weight-complex="normal"/>
    </style:style>
    <style:style style:name="P19" style:family="paragraph" style:parent-style-name="Standard" style:list-style-name="L5" style:master-page-name="">
      <style:paragraph-properties fo:margin-left="4.6cm" fo:margin-right="-1.199cm" fo:orphans="2" fo:widows="2" fo:text-indent="0cm" style:auto-text-indent="false" style:page-number="auto" style:writing-mode="lr-tb"/>
      <style:text-properties fo:font-style="italic" fo:font-weight="normal" officeooo:rsid="0011b555" officeooo:paragraph-rsid="001270a8" style:font-style-asian="italic" style:font-weight-asian="normal" style:font-style-complex="italic" style:font-weight-complex="normal"/>
    </style:style>
    <style:style style:name="P20" style:family="paragraph" style:parent-style-name="Standard" style:list-style-name="L5" style:master-page-name="">
      <style:paragraph-properties fo:margin-left="6.1cm" fo:margin-right="0cm" fo:orphans="2" fo:widows="2" fo:text-indent="0cm" style:auto-text-indent="false" style:page-number="auto" style:writing-mode="lr-tb"/>
      <style:text-properties fo:font-style="italic" fo:font-weight="normal" officeooo:rsid="00101c20" officeooo:paragraph-rsid="001270a8" style:font-style-asian="italic" style:font-weight-asian="normal" style:font-style-complex="italic" style:font-weight-complex="normal"/>
    </style:style>
    <style:style style:name="P21" style:family="paragraph" style:parent-style-name="Standard" style:list-style-name="L5" style:master-page-name="">
      <style:paragraph-properties fo:margin-left="7.001cm" fo:margin-right="0cm" fo:orphans="2" fo:widows="2" fo:text-indent="0cm" style:auto-text-indent="false" style:page-number="auto" style:writing-mode="lr-tb"/>
      <style:text-properties fo:font-style="italic" fo:font-weight="normal" officeooo:rsid="0011b555" officeooo:paragraph-rsid="0012ae6e" style:font-style-asian="italic" style:font-weight-asian="normal" style:font-style-complex="italic" style:font-weight-complex="normal"/>
    </style:style>
    <style:style style:name="P22" style:family="paragraph" style:parent-style-name="Standard" style:list-style-name="L5" style:master-page-name="">
      <style:paragraph-properties fo:margin-left="4.701cm" fo:margin-right="0cm" fo:orphans="2" fo:widows="2" fo:text-indent="0cm" style:auto-text-indent="false" style:page-number="auto" style:writing-mode="lr-tb">
        <style:tab-stops/>
      </style:paragraph-properties>
      <style:text-properties fo:font-style="italic" fo:font-weight="normal" officeooo:rsid="00101c20" officeooo:paragraph-rsid="0012ae6e" style:font-style-asian="italic" style:font-weight-asian="normal" style:font-style-complex="italic" style:font-weight-complex="normal"/>
    </style:style>
    <style:style style:name="P23" style:family="paragraph" style:parent-style-name="Standard" style:list-style-name="L5" style:master-page-name="">
      <style:paragraph-properties fo:margin-left="4.9cm" fo:margin-right="0cm" fo:orphans="2" fo:widows="2" fo:text-indent="0cm" style:auto-text-indent="false" style:page-number="auto" style:writing-mode="lr-tb"/>
      <style:text-properties fo:font-style="italic" fo:font-weight="normal" officeooo:rsid="00101c20" officeooo:paragraph-rsid="0012ae6e" style:font-style-asian="italic" style:font-weight-asian="normal" style:font-style-complex="italic" style:font-weight-complex="normal"/>
    </style:style>
    <style:style style:name="P24" style:family="paragraph" style:parent-style-name="Standard" style:list-style-name="L5" style:master-page-name="">
      <style:paragraph-properties fo:margin-left="4.399cm" fo:margin-right="0cm" fo:orphans="2" fo:widows="2" fo:text-indent="0cm" style:auto-text-indent="false" style:page-number="auto" style:writing-mode="lr-tb"/>
      <style:text-properties fo:font-style="italic" fo:font-weight="normal" officeooo:rsid="0011b555" officeooo:paragraph-rsid="0012ae6e" style:font-style-asian="italic" style:font-weight-asian="normal" style:font-style-complex="italic" style:font-weight-complex="normal"/>
    </style:style>
    <style:style style:name="P25" style:family="paragraph" style:parent-style-name="Standard" style:list-style-name="L5" style:master-page-name="">
      <style:paragraph-properties fo:margin-left="8.2cm" fo:margin-right="0cm" fo:orphans="2" fo:widows="2" fo:text-indent="0cm" style:auto-text-indent="false" style:page-number="auto" style:writing-mode="lr-tb"/>
      <style:text-properties fo:font-style="italic" fo:font-weight="normal" officeooo:rsid="00101c20" officeooo:paragraph-rsid="0012ae6e" style:font-style-asian="italic" style:font-weight-asian="normal" style:font-style-complex="italic" style:font-weight-complex="normal"/>
    </style:style>
    <style:style style:name="P26" style:family="paragraph" style:parent-style-name="Standard" style:list-style-name="L5" style:master-page-name="">
      <style:paragraph-properties fo:orphans="2" fo:widows="2" style:page-number="auto" style:writing-mode="lr-tb"/>
      <style:text-properties fo:font-style="italic" fo:font-weight="normal" officeooo:rsid="0011b555" officeooo:paragraph-rsid="0014a629" style:font-style-asian="italic" style:font-weight-asian="normal" style:font-style-complex="italic" style:font-weight-complex="normal"/>
    </style:style>
    <style:style style:name="T1" style:family="text">
      <style:text-properties officeooo:rsid="000e931f"/>
    </style:style>
    <style:style style:name="T2" style:family="text">
      <style:text-properties officeooo:rsid="000fb0c8"/>
    </style:style>
    <style:style style:name="T3" style:family="text">
      <style:text-properties officeooo:rsid="00101c20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6" style:family="text">
      <style:text-properties style:font-name="Times New Roman1" fo:font-style="normal" officeooo:rsid="00101c20" style:font-name-asian="Times New Roman1" style:font-style-asian="normal" style:font-name-complex="Times New Roman1" style:font-style-complex="normal"/>
    </style:style>
    <style:style style:name="T7" style:family="text">
      <style:text-properties style:font-name="Times New Roman1" fo:font-style="normal" officeooo:rsid="0011b555" style:font-name-asian="Times New Roman1" style:font-style-asian="normal" style:font-name-complex="Times New Roman1" style:font-style-complex="normal"/>
    </style:style>
    <style:style style:name="T8" style:family="text">
      <style:text-properties style:font-name="Times New Roman1" fo:font-style="normal" officeooo:rsid="001270a8" style:font-name-asian="Times New Roman1" style:font-style-asian="normal" style:font-name-complex="Times New Roman1" style:font-style-complex="normal"/>
    </style:style>
    <style:style style:name="T9" style:family="text">
      <style:text-properties style:font-name="Times New Roman1" fo:font-style="normal" officeooo:rsid="0012ae6e" style:font-name-asian="Times New Roman1" style:font-style-asian="normal" style:font-name-complex="Times New Roman1" style:font-style-complex="normal"/>
    </style:style>
    <style:style style:name="T10" style:family="text">
      <style:text-properties style:font-name="Times New Roman1" fo:font-style="normal" officeooo:rsid="00139aab" style:font-name-asian="Times New Roman1" style:font-style-asian="normal" style:font-name-complex="Times New Roman1" style:font-style-complex="normal"/>
    </style:style>
    <style:style style:name="T11" style:family="text">
      <style:text-properties style:font-name="Times New Roman1" fo:font-style="normal" officeooo:rsid="0014a629" style:font-name-asian="Times New Roman1" style:font-style-asian="normal" style:font-name-complex="Times New Roman1" style:font-style-complex="normal"/>
    </style:style>
    <style:style style:name="T12" style:family="text">
      <style:text-properties style:font-name="Times New Roman1" fo:font-style="normal" fo:font-weight="bold" officeooo:rsid="0011b555" style:font-name-asian="Times New Roman1" style:font-style-asian="normal" style:font-weight-asian="bold" style:font-name-complex="Times New Roman1" style:font-style-complex="normal" style:font-weight-complex="bold"/>
    </style:style>
    <style:style style:name="T13" style:family="text">
      <style:text-properties style:font-name="Times New Roman1" fo:font-style="normal" fo:font-weight="bold" officeooo:rsid="001270a8" style:font-name-asian="Times New Roman1" style:font-style-asian="normal" style:font-weight-asian="bold" style:font-name-complex="Times New Roman1" style:font-style-complex="normal" style:font-weight-complex="bold"/>
    </style:style>
    <style:style style:name="T14" style:family="text">
      <style:text-properties style:font-name="Times New Roman1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style:font-name="Times New Roman1" fo:font-style="normal" fo:font-weight="normal" officeooo:rsid="00101c20" style:font-name-asian="Times New Roman1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39aab"/>
    </style:style>
    <style:style style:name="T21" style:family="text">
      <style:text-properties officeooo:rsid="0014a6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vana Krumlová</text:p>
      <text:p text:style-name="Title">Literární rozbor: Hamlet</text:p>
      <text:p text:style-name="P1"/>
      <text:list xml:id="list8736410402049010979" text:style-name="WW8Num4">
        <text:list-header>
          <text:p text:style-name="P14"><text:span text:style-name="T1">Z</text:span>ařaďte dílo k literárnímu druhu a žánru:</text:p>
        </text:list-header>
        <text:list-item>
          <text:p text:style-name="P15"><text:span text:style-name="T17">Druh:</text:span> drama</text:p>
        </text:list-item>
        <text:list-item>
          <text:p text:style-name="P15"><text:span text:style-name="T17">Žánr:</text:span> tragédie</text:p>
        </text:list-item>
      </text:list>
      <text:p text:style-name="P2">charakterizujte vrstvu tematickou, vyjádřete se k postavám</text:p>
      <text:list xml:id="list4885664051798267825" text:style-name="L5">
        <text:list-item>
          <text:p text:style-name="P8"><text:span text:style-name="T17">Téma:</text:span> Otázka práva na pomstu za otcovu smrt. <text:span text:style-name="T21">Hledání smyslu života. Láska.</text:span></text:p>
        </text:list-item>
        <text:list-item>
          <text:p text:style-name="P9">Časoprostor:<text:span text:style-name="T18"> několik dnů ve středověku na hradě Elsinor v Dánsku</text:span></text:p>
        </text:list-item>
        <text:list-item>
          <text:p text:style-name="P9">Postavy:<text:span text:style-name="T18"> </text:span></text:p>
          <text:list>
            <text:list-item>
              <text:p text:style-name="P18"><text:span text:style-name="T19">Hamlet</text:span><text:span text:style-name="T18"> </text:span><text:span text:style-name="T6">– </text:span><text:span text:style-name="T8">dánský princ</text:span></text:p>
              <text:p text:style-name="P19"><text:span text:style-name="T6">– </text:span><text:span text:style-name="T5">chytrý, rozpolcený, pomstychtivý, složitá osobnost, předstírá šílenství, </text:span><text:span text:style-name="T11">spravedlivý, nerozhodný</text:span></text:p>
            </text:list-item>
            <text:list-item>
              <text:p text:style-name="P11"><text:span text:style-name="T12">Klaudius (král) </text:span><text:span text:style-name="T5">– </text:span><text:span text:style-name="T9">Hamletův strýc; vrah Haml</text:span><text:span text:style-name="T10">e</text:span><text:span text:style-name="T9">tova otce</text:span></text:p>
              <text:p text:style-name="P20"><text:span text:style-name="T5">– </text:span><text:span text:style-name="T7">zrádný, zlý, ctižádostivý</text:span></text:p>
            </text:list-item>
            <text:list-item>
              <text:p text:style-name="P10"><text:span text:style-name="T13">Gertruda (královna) </text:span><text:span text:style-name="T5">– </text:span><text:span text:style-name="T9">Hamletova matka</text:span></text:p>
              <text:p text:style-name="P21"><text:span text:style-name="T6">– </text:span><text:span text:style-name="T9">po smrti svého manžela se rychle provdala za jeho bratra</text:span></text:p>
            </text:list-item>
            <text:list-item>
              <text:p text:style-name="P12"><text:span text:style-name="T13">Horatio </text:span><text:span text:style-name="T5">– </text:span><text:span text:style-name="T9">Hamletův přítel</text:span></text:p>
              <text:p text:style-name="P22"><text:span text:style-name="T5">– </text:span><text:span text:style-name="T8">čestný, spravedlivý, věrný</text:span></text:p>
            </text:list-item>
            <text:list-item>
              <text:p text:style-name="P12"><text:span text:style-name="T13">Polonius </text:span><text:span text:style-name="T5">– </text:span><text:span text:style-name="T9">nejvyšší komoří</text:span></text:p>
              <text:p text:style-name="P23"><text:span text:style-name="T5">– </text:span><text:span text:style-name="T8">až příliš se snaží vlichotit králi</text:span></text:p>
            </text:list-item>
            <text:list-item>
              <text:p text:style-name="P10"><text:span text:style-name="T13">Ofélie</text:span><text:span text:style-name="T8"> </text:span><text:span text:style-name="T5">– </text:span><text:span text:style-name="T9">dcera Polonia</text:span></text:p>
              <text:p text:style-name="P24"><text:span text:style-name="T6">– </text:span><text:span text:style-name="T9">zamilovaná do Hamleta</text:span></text:p>
              <text:list>
                <text:list-item>
                  <text:list>
                    <text:list-header>
                      <text:p text:style-name="P26"><text:span text:style-name="T6">– </text:span><text:span text:style-name="T11">zbláznila se, zabila se</text:span></text:p>
                    </text:list-header>
                  </text:list>
                </text:list-item>
              </text:list>
            </text:list-item>
            <text:list-item>
              <text:p text:style-name="P12"><text:span text:style-name="T13">Rosenkrantz, Guildenstern </text:span><text:span text:style-name="T5">– </text:span><text:span text:style-name="T9">Hamletovi spolužáci pozvaní do Elsinoru králem</text:span></text:p>
              <text:p text:style-name="P25"><text:span text:style-name="T5">– </text:span><text:span text:style-name="T8">zrádní, přetvářejí se</text:span></text:p>
            </text:list-item>
            <text:list-item>
              <text:p text:style-name="P17"><text:span text:style-name="T8">L</text:span><text:span text:style-name="T5">aert</text:span><text:span text:style-name="T14"> </text:span><text:span text:style-name="T15">– </text:span><text:span text:style-name="T14">zabit v souboji s Hamletem</text:span></text:p>
            </text:list-item>
            <text:list-item>
              <text:p text:style-name="P17"><text:span text:style-name="T5">duch mrtvého krále</text:span></text:p>
            </text:list-item>
          </text:list>
        </text:list-item>
      </text:list>
      <text:p text:style-name="P2">charakterizujte vrstvu kompoziční:</text:p>
      <text:list xml:id="list3510608109639693675" text:style-name="L2">
        <text:list-item>
          <text:p text:style-name="P6"><text:span text:style-name="T2">hra je členěna do pěti dějství </text:span><text:span text:style-name="T6">– </text:span><text:span text:style-name="T11">expozice, kolize, krize, peripetie, katastrofa</text:span></text:p>
        </text:list-item>
        <text:list-item>
          <text:p text:style-name="P5"><text:span text:style-name="T2">děj je chronologický</text:span></text:p>
        </text:list-item>
      </text:list>
      <text:p text:style-name="P2">charakterizujte vrstvu jazykovou </text:p>
      <text:list xml:id="list5859686694581389969" text:style-name="L1">
        <text:list-item>
          <text:p text:style-name="P4">překlad z angličtiny <text:span text:style-name="T3">(Václav Sládek)</text:span></text:p>
        </text:list-item>
        <text:list-item>
          <text:p text:style-name="P4">spisovný jazyk</text:p>
        </text:list-item>
        <text:list-item>
          <text:p text:style-name="P4">archaismy</text:p>
        </text:list-item>
        <text:list-item>
          <text:p text:style-name="P4">dlouhé monology</text:p>
        </text:list-item>
      </text:list>
      <text:p text:style-name="P2">zařaďte dílo do kontextu autorovy tvorby:</text:p>
      <text:list xml:id="list3520655941771001489" text:style-name="L4">
        <text:list-item>
          <text:p text:style-name="P7">jedna z třiceti sedmi Shak<text:span text:style-name="T20">e</text:span>spearových her</text:p>
        </text:list-item>
        <text:list-item>
          <text:p text:style-name="P7">kromě tragédií psal komedie, historické hry, hry s pohádkovými motivy, sonety</text:p>
        </text:list-item>
      </text:list>
      <text:p text:style-name="P2">zařaďte autora a jeho tvorbu do kontextu světové literatury</text:p>
      <text:list xml:id="list4302180668604115759" text:style-name="L3">
        <text:list-item>
          <text:p text:style-name="P16">Anglie</text:p>
        </text:list-item>
        <text:list-item>
          <text:p text:style-name="P16">16. <text:span text:style-name="T4">– </text:span><text:span text:style-name="T16">17. století</text:span></text:p>
        </text:list-item>
        <text:list-item>
          <text:p text:style-name="P16"><text:span text:style-name="T16">renesance</text:span></text:p>
        </text:list-item>
        <text:list-item>
          <text:p text:style-name="P16"><text:span text:style-name="T16">humanismus</text:span></text:p>
        </text:list-item>
      </text:list>
      <text:list xml:id="list9207403578029848960" text:style-name="WW8Num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1.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terakova</meta:initial-creator>
    <meta:creation-date>2011-01-27T09:35:00</meta:creation-date>
    <dc:date>2014-09-13T15:01:03.773871506</dc:date>
    <meta:editing-cycles>10</meta:editing-cycles>
    <meta:editing-duration>P2DT17H17M21S</meta:editing-duration>
    <meta:generator>LibreOffice/4.2.3.3$Linux_X86_64 LibreOffice_project/420m0$Build-3</meta:generator>
    <meta:print-date>2014-09-11T06:59:41.692549486</meta:print-date>
    <meta:document-statistic meta:table-count="0" meta:image-count="0" meta:object-count="0" meta:page-count="1" meta:paragraph-count="42" meta:word-count="230" meta:character-count="1472" meta:non-whitespace-character-count="1299"/>
  </office:meta>
</office:document-meta>
</file>